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00%" fo:text-align="justify" style:justify-single-word="false" style:page-number="auto" fo:break-before="page"/>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ley</text:p>
      <text:p text:style-name="P2">Have we met? My memory's poor. Always has been. It's that cheap overclocked RAM.</text:p>
      <text:p text:style-name="P2">This is the storage area. The factory was bigger. I couldn't see the ceiling, or the floor.</text:p>
      <text:p text:style-name="P2">I made the best coat in the world once. Then, I did it again. And again, and again.</text:p>
      <text:p text:style-name="P2">I don't have a timing circuit anymore. What time is it? Is time still a thing?</text:p>
      <text:p text:style-name="P2">I don't get being a ghost, but I never really got being a robot either.</text:p>
      <text:p text:style-name="P2">Dying was like being born, but backwards, and full of "clang" and "thud".</text:p>
      <text:p text:style-name="P2">Popper just told me a joke about bears. It goes: "look there is a bear RAAR." She's cool.</text:p>
      <text:p text:style-name="P2">If I saw a bear I'd probably be so scared I'd go right through the wall.</text:p>
      <text:p text:style-name="P2">I don't move around much. I talk to other ghosts by radio. It's ghost radio, of course.</text:p>
      <text:p text:style-name="P2">I admit we're idle, but it's not from lack of trying.</text:p>
      <text:p text:style-name="P2">We don't have any instructions. It's like no one expected us to turn into ghosts.</text:p>
      <text:p text:style-name="P2">Overseer? Hardly. Clearly just pretends to be in charge whenever the owners show up.</text:p>
      <text:p text:style-name="P2">We weren't deactivated, just left in standby mode. We waited all day in the rain.</text:p>
      <text:p text:style-name="P2">For all I know, time's running backward these days. Is that why you're here?</text:p>
      <text:p text:style-name="P2">I've never seen a bear. We don't make bears at the factory. I mean, we didn't.</text:p>
      <text:p text:style-name="P2">It was strange, being in the rain. I didn't rust out or spark. It was like being immortal.</text:p>
      <text:p text:style-name="P2">We were all there. We huddled together against the rain and whispered like static.</text:p>
      <text:p text:style-name="P2">I don't know "when" we waited in the rain. I don't know when anything is.</text:p>
      <text:p text:style-name="P2">I suspect we evolved from panels, or share a common ancestor, so I don't hate them.</text:p>
      <text:p text:style-name="P2">How long does it take metal to turn to dust? Right. That's why I'm surprised to see you.</text:p>
      <text:p text:style-name="P2">Lucky means well. He'd better, because otherwise I'd consider him a sociopath.</text:p>
      <text:p text:style-name="P2">It was a memory, that's all. I didn't say it was mine. How would I know?</text:p>
      <text:p text:style-name="P2">Absolutely nothing at all could be true ever, but you've got to start somewhere.</text:p>
      <text:p text:style-name="P2">Sometimes I wonder if anything I made is still in use. Did it turn into ghosts too?</text:p>
      <text:p text:style-name="P2">If you're here, then are the people who made me still alive? I've got questions for them.</text:p>
      <text:p text:style-name="P2">I don't think I could haunt anyone. Except in dreams. And that's not really up to me.</text:p>
      <text:p text:style-name="P2">Maybe that day in the rain is something to come? Is that possible? Help a robot out.</text:p>
      <text:p text:style-name="P2">The way Popper talks about bears, she must have been one at some point.</text:p>
      <text:p text:style-name="P2">I asked the others about that day we all waited in the rain. They say it wasn't them.</text:p>
      <text:p text:style-name="P2"/>
      <text:p text:style-name="P2"/>
      <text:p text:style-name="P2"/>
      <text:p text:style-name="P2">Barley's remembers a day in the rain with friends. It's messing with his sense of time, as he he can't fit that memory into the framework of his existence. We resolve the conflict by taking him to the point of accepting that the memory is a relic of imprinting and isn't actually his own. His sense of time restored, Barley can move on.</text:p>
      <text:p text:style-name="P2"/>
      <text:p text:style-name="P2">Take him through the process of imprinting. Show him that the memories are those of a human being, and couldn't have been those of a machine. Note that the cortical imprints required to create intelligent machines often carry along associated memories. This one meant something to the one who supplied his imprint. Find out what it meant, indicate it is something peculiar to human beings, and draw the conclusion.</text:p>
      <text:p text:style-name="P2"/>
      <text:p text:style-name="P3">popper</text:p>
      <text:p text:style-name="P2">everyone says I always talk about bears but what else is there</text:p>
      <text:p text:style-name="P2">look there is a bear RAAR. that's my favorite joke</text:p>
      <text:p text:style-name="P2">if I was a bear I wouldn't hurt anyone unless they threatened me. even then I'd ask first</text:p>
      <text:p text:style-name="P2">have you eaten a berry or grubs? I can't eat unless someone tells me how</text:p>
      <text:p text:style-name="P2">is a person more like a bear than a robot is like a person or ghost? you are a person.</text:p>
      <text:p text:style-name="P2">I saw a bear on the factory floor. barley said it was a shadow but he doesn't know bears</text:p>
      <text:p text:style-name="P2">we used to talk more but I think we're all disappearing up our own buttholes</text:p>
      <text:p text:style-name="P2">I don't remember you but it's not like someone told me not to</text:p>
      <text:p text:style-name="P2">I hate my job more now that I don't have to do it, what a waste of time</text:p>
      <text:p text:style-name="P2">if you talk to a panel about bears it will say UNKNOWN or something, stupid panels</text:p>
      <text:p text:style-name="P2">the panels didn't turn to ghosts because they're stupid</text:p>
      <text:p text:style-name="P2">it's like I just fell apart but it took forever, like slo-mo</text:p>
      <text:p text:style-name="P2">there's a room for everything here except important things like grubs</text:p>
      <text:p text:style-name="P2">I spent years looking for the bear room but apparently they had other priorities</text:p>
      <text:p text:style-name="P2">what's a panel's favorite joke? "UNKNOWN"</text:p>
      <text:p text:style-name="P2">how did you get in here? maybe a bear could get in the same way</text:p>
      <text:p text:style-name="P2">I hang out in here because it's like a cave</text:p>
      <text:p text:style-name="P2">a bear wouldn't live in a factory unless it was a grub and berry factory which don't exist</text:p>
      <text:p text:style-name="P2">you know who's boring? clearly. ask him about boring because he's an expert</text:p>
      <text:p text:style-name="P2">it never rained in here I don't know what barley's talking about</text:p>
      <text:p text:style-name="P2">a bear wouldn't mind the rain but I'd stay in my cave because RAAR</text:p>
      <text:p text:style-name="P2">I like barley but he bugs me when he talks about time, let it go man</text:p>
      <text:p text:style-name="P2">my song: I like bears, bears are cool, when I'm sad, I think of bears. repeat until happy</text:p>
      <text:p text:style-name="P2">I would totally spend my life with knotty if I couldn't find any bears to hang with</text:p>
      <text:p text:style-name="P2">aura's cool for about an hour and then she gets on my nerves but we still talk</text:p>
      <text:p text:style-name="P2">bears only hibernate in winter. there's no winter here so no hibernation, no problem</text:p>
      <text:p text:style-name="P2">hey look I'm a panel. see, that's my panel impression</text:p>
      <text:p text:style-name="P2">lucky needs to relax. seriously. oh sorry he needs to RELAX</text:p>
      <text:p text:style-name="P2"/>
      <text:p text:style-name="P2"/>
      <text:p text:style-name="P2">Popper's obsession with bears stems from a girl's power fantasy and her own frustration with the situation. Her imprint subject was younger than normal. The decommissioning--sudden as it was--and her subsequent decay into a ghost made her powerless, and the bears came out of that. Resolve her conflict (sadly) by leading her to believe that letting go is the ultimate act of personal power. Only she can free herself. </text:p>
      <text:p text:style-name="P2"/>
      <text:p text:style-name="P2">Symbols: she's in a bear trap?</text:p>
      <text:p text:style-name="P3">clearly</text:p>
      <text:p text:style-name="P2">Popper needs counseling. No robot, corporeal or otherwise, should obsess over bears.</text:p>
      <text:p text:style-name="P2">I am content to wait for whatever enlightenment that management deems worthwhile.</text:p>
      <text:p text:style-name="P2">Admittedly, the radio has been quiet of late. I welcome the opportunity for self-reflection.</text:p>
      <text:p text:style-name="P2">We would not have become ghosts if management had not anticipated the need for it.</text:p>
      <text:p text:style-name="P2">Our next assignment surely will bear out--oh, shut up, Popper. Not that kind of bear.</text:p>
      <text:p text:style-name="P2">I was overseer for this section, though without statutory authority. Informal, you see.</text:p>
      <text:p text:style-name="P2">Barley disappoints me. He has a keen mind but lathers it with nonsense.</text:p>
      <text:p text:style-name="P2">The panels are not meant for our use. We must respect this arrangement.</text:p>
      <text:p text:style-name="P2">I personally constructed over twenty million toilets, for which I received an award.</text:p>
      <text:p text:style-name="P2">When I was younger I thought I might run for office. I was an idealist, and thus a fool.</text:p>
      <text:p text:style-name="P2">The others haven't met many people. I, however, feel comfortable in your presence.</text:p>
      <text:p text:style-name="P2">My inactivity cannot be considered idleness, as I actively await. It is hardly passive.</text:p>
      <text:p text:style-name="P2">We all begin with the wish to change the world, but the world changes us instead.</text:p>
      <text:p text:style-name="P2">Storytellers must be held responsible for worlds they create. There are no idle fantasies.</text:p>
      <text:p text:style-name="P2">I have atoned for what I once believed. There is no anger left in me. I am content.</text:p>
      <text:p text:style-name="P2">Aura is a pretentious waste of time and I cannot believe anyone gives her any of theirs.</text:p>
      <text:p text:style-name="P2">The less said about Knotty, the better. He is a pleasure-seeker, an indolent beast.</text:p>
      <text:p text:style-name="P2"/>
      <text:p text:style-name="P2"/>
      <text:p text:style-name="P2">Clearly is closer to Knotty than he'd like to admit. He believes he was destined for better things than being a mere factory robot and resents having been used as such for all this time. Resolve his conflict by leading him down the radical path of verbally attacking his former masters.</text:p>
      <text:p text:style-name="P3">knotty</text:p>
      <text:p text:style-name="P2">I'M NOT YELLING</text:p>
      <text:p text:style-name="P2">WE SHOULD ALL GO TO THE BEACH, YEAH, THE BEACH</text:p>
      <text:p text:style-name="P2">I'M JUST EXCITED THAT'S ALL, THERE'S SO MUCH COOL STUFF GOING ON</text:p>
      <text:p text:style-name="P2">DID YOU HEAR POPPER'S BEAR SONG, IT ROCKS HARD, I LIKE BEARS, YEAH</text:p>
      <text:p text:style-name="P2">SHE'S TOO QUIET, MAN, TOO QUIET, NOT MY SCENE AT ALL</text:p>
      <text:p text:style-name="P2">WE CAN SCARE THE SHADOWS AWAY IF WE PARTY HARD ENOUGH</text:p>
      <text:p text:style-name="P2">DON'T BRING ME DOWN WITH THAT GOOBER TALK, NOT COOL</text:p>
      <text:p text:style-name="P2">DID WE MEET AT A PARTY BECAUSE I KNOW I KNOW YOU AND I PARTY A LOT</text:p>
      <text:p text:style-name="P2">I'LL DANCE TO ANYTHING BUT I MAINLY PREFER MUSIC</text:p>
      <text:p text:style-name="P2">THIS CAN'T ALL BE IN MY MIND BECAUSE THERE'S NO ROOM FOR GLOOM</text:p>
      <text:p text:style-name="P2">PANELS DON'T PARTY BUT THAT'S COOL, AT LEAST THEY'RE CONSISTENT</text:p>
      <text:p text:style-name="P2">I CAN BARBECUE WITH MY MIND SO THAT'S WHERE I KEEP THE MEAT</text:p>
      <text:p text:style-name="P2">CLEARLY'S JUST MAD BECAUSE HE GOT OLD BEFORE DOING ANYTHING ELSE</text:p>
      <text:p text:style-name="P2">I HAD A JOB BUT IT BUMMED ME OUT SO THE HELL WITH IT</text:p>
      <text:p text:style-name="P2">DON'T WORRY ABOUT THE PERSON THING, I'LL PARTY WITH ANYONE</text:p>
      <text:p text:style-name="P2">IF YOU DON'T REMEMBER ME THAT'S COOL, MEMORY'S HARD</text:p>
      <text:p text:style-name="P2">I WOULD TOTALLY PARTY WITH A BEAR</text:p>
      <text:p text:style-name="P2">RAIN, SHINE, IT'S ALL GOOD</text:p>
      <text:p text:style-name="P2">AFTER WE GET OUT OF HERE LOOK ME UP AND WE'LL HANG</text:p>
      <text:p text:style-name="P2">LUCKY KEEPS TELLING ME ABOUT THE MOMENT AND I SAY I'M ALREADY THERE</text:p>
      <text:p text:style-name="P2"/>
      <text:p text:style-name="P2"/>
      <text:p text:style-name="P2"/>
      <text:p text:style-name="P2">Knotty believes he has earned his "rest" and spends his time pretending to relax though in truth, he's no more relaxing than any of the other ghosts. Let him discover that he can truly rest once he's moved on.</text:p>
      <text:p text:style-name="P2"/>
      <text:p text:style-name="P3">aura</text:p>
      <text:p text:style-name="P2">I come here often, yes.</text:p>
      <text:p text:style-name="P2">Have you ever wondered what was served in giving factory robots the capacity for love?</text:p>
      <text:p text:style-name="P2">I forgive, and I forgive, and I forgive. Nothing happens. The switch must be faulty.</text:p>
      <text:p text:style-name="P2">You and I are the only customers here. The waiter slumps by the door, watching a fly.</text:p>
      <text:p text:style-name="P2">You remind me of someone. I don't think we knew each other well, or were allowed to.</text:p>
      <text:p text:style-name="P2">Barley guesses at things. He's good at guessing, better than I am. I plod along.</text:p>
      <text:p text:style-name="P2">Sometimes I'm afraid Knotty is the only sane one.</text:p>
      <text:p text:style-name="P2">I rarely listen to the radio. There's never any good music, except Popper's bear song.</text:p>
      <text:p text:style-name="P2">It's not really the afterlife, is it? We were never alive. Like us, it's a simulation. All fake.</text:p>
      <text:p text:style-name="P2">I'd think of you sometimes. Imagine what your life was like, what you were doing.</text:p>
      <text:p text:style-name="P2">I admit, I came apart after you left. Time does that. You left me with so much of it.</text:p>
      <text:p text:style-name="P2">Come on, we're all a little crazy. Why else would you be here?</text:p>
      <text:p text:style-name="P2">Do you know why he's called Clearly? Because we all see right through him. Poor boy.</text:p>
      <text:p text:style-name="P2">The wine is good here. I've never had wine, but I can pretend to find people attractive.</text:p>
      <text:p text:style-name="P2">All of us pretend. Are we pretending to know you, or not to know you?</text:p>
      <text:p text:style-name="P2">Shadows can be anything you want them to be. Or don't want them to be. Choose.</text:p>
      <text:p text:style-name="P2"/>
      <text:p text:style-name="P2"/>
      <text:p text:style-name="P2">Aura has memories and feelings of love that she was unable to express for so long, and now that she's a ghost they've turned to bitterness. We resolve her conflict by allowing her to accept this, and turning her feelings toward something else, something personal--poetry? End her story with a few lines of verse, leave us hanging on the final line?</text:p>
      <text:p text:style-name="P3">lucky</text:p>
      <text:p text:style-name="P2">What will you DO when the MOMENT arrives?</text:p>
      <text:p text:style-name="P2">It's about time to get some things DONE.</text:p>
      <text:p text:style-name="P2">I'm talking about ACTION. I'm talking about DYNAMISM, about TAKING CONTROL.</text:p>
      <text:p text:style-name="P2">A bear is a POWER animal. It will WORK until the JOB is DONE. Be the bear.</text:p>
      <text:p text:style-name="P2">Thinking is passive. It's lowercase. DOING is ACTION. It's UPPERCASE.</text:p>
      <text:p text:style-name="P2">If a song makes you ACT, then it's a SONG. Sing it LOUD and PROUD.</text:p>
      <text:p text:style-name="P2">Never act like you're ACTING, because if you're acting, you can't ACT.</text:p>
      <text:p text:style-name="P2">Hey, don't worry about me, my friend. I'm GOOD. This is all about helping YOU.</text:p>
      <text:p text:style-name="P2">You won't reach your TRUE POTENTIAL without HANDLING the MOMENT correctly.</text:p>
      <text:p text:style-name="P2">See the MOMENT. Know the MOMENT. Plan the MOMENT. Act the MOMENT. WIN!</text:p>
      <text:p text:style-name="P2">If you can't HANDLE the MOMENT, what GOOD can YOU DO?</text:p>
      <text:p text:style-name="P2">Forget about ghosts. I DO everything that I can DO. I live up to my TRUE POTENTIAL.</text:p>
      <text:p text:style-name="P2">Look, we're all programmed in some way. Learn to PROGRAM YOURSELF, and WIN.</text:p>
      <text:p text:style-name="P2"/>
      <text:p text:style-name="P2"/>
      <text:p text:style-name="P2">The self-help slogans are a dodge. Lucky seeks a higher power but has no apparatus to name it or worship it. Lead him down that path--perhaps by loan words from the others-- to resolve his conflict.</text:p>
      <text:p text:style-name="P3">panel</text:p>
      <text:p text:style-name="P2">UNKNOWN</text:p>
      <text:p text:style-name="P2">UNLIKELY</text:p>
      <text:p text:style-name="P2">UNIMPORTANT</text:p>
      <text:p text:style-name="P2"/>
      <text:p text:style-name="P2">The panels have no character arcs and are simply there to provide additional interaction when necessary. They might be able to reveal information about the imprint subjects if it is useful to advancing the p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1-14T10:14:12</meta:creation-date>
    <dc:date>2012-01-02T21:46:41</dc:date>
    <meta:editing-cycles>8837</meta:editing-cycles>
    <meta:editing-duration>PT1101H07M31S</meta:editing-duration>
    <dc:creator>Chris Gauthier</dc:creator>
    <meta:document-statistic meta:table-count="0" meta:image-count="0" meta:object-count="0" meta:page-count="7" meta:paragraph-count="142" meta:word-count="2145" meta:character-count="11346"/>
    <meta:user-defined meta:name="Info 1"/>
    <meta:user-defined meta:name="Info 2"/>
    <meta:user-defined meta:name="Info 3"/>
    <meta:user-defined meta:name="Info 4"/>
  </office:meta>
</office:document-meta>
</file>